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4cm" fo:min-width="2.964cm"/>
    </style:style>
    <style:style style:name="gr2" style:family="graphic" style:parent-style-name="standard">
      <style:graphic-properties draw:textarea-horizontal-align="justify" draw:textarea-vertical-align="middle" draw:auto-grow-height="false" fo:min-height="0.654cm" fo:min-width="4.504cm"/>
    </style:style>
    <style:style style:name="gr3" style:family="graphic" style:parent-style-name="standard">
      <style:graphic-properties draw:textarea-horizontal-align="justify" draw:textarea-vertical-align="middle" draw:auto-grow-height="false" fo:min-height="0.834cm" fo:min-width="4.38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.834cm" fo:min-width="1.384cm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3.45cm" fo:min-width="2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3.45cm" fo:min-width="1.9cm"/>
    </style:style>
    <style:style style:name="gr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.96cm" fo:min-width="11.1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0.6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6cm" svg:height="1.4cm" svg:x="7.7cm" svg:y="4.3cm">
          <text:p text:style-name="P1">VD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.1cm" svg:height="1cm" svg:x="2.8cm" svg:y="7.3cm">
          <text:p text:style-name="P1">L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5cm" svg:height="1.2cm" svg:x="12.3cm" svg:y="7.3cm">
          <text:p text:style-name="P1">On Dema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9.5cm" svg:y1="5.7cm" svg:x2="5.35cm" svg:y2="7.3cm" draw:start-shape="id1" draw:start-glue-point="2" draw:end-shape="id2" draw:end-glue-point="0" svg:d="M9500 5700l-4150 1600" svg:viewBox="0 0 4151 1601">
          <text:p/>
        </draw:connector>
        <draw:connector draw:style-name="gr4" draw:text-style-name="P2" draw:layer="layout" draw:type="line" svg:x1="9.5cm" svg:y1="5.7cm" svg:x2="14.8cm" svg:y2="7.3cm" draw:start-shape="id1" draw:start-glue-point="2" draw:end-shape="id3" draw:end-glue-point="0" svg:d="M9500 5700l5300 1600" svg:viewBox="0 0 5301 1601">
          <text:p/>
        </draw:connector>
        <draw:custom-shape draw:style-name="gr5" draw:text-style-name="P3" draw:layer="layout" svg:width="2cm" svg:height="1.2cm" svg:x="4.35cm" svg:y="12.2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cm" svg:height="1.2cm" svg:x="4.35cm" svg:y="13.801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.5cm" svg:height="3.7cm" svg:x="4.1cm" svg:y="11.7cm">
          <text:p/>
          <draw:enhanced-geometry svg:viewBox="0 0 21600 21600" draw:type="rectangle" draw:enhanced-path="M 0 0 L 21600 0 21600 21600 0 21600 0 0 Z N"/>
        </draw:custom-shape>
        <draw:frame draw:style-name="gr7" draw:text-style-name="P5" xml:id="id4" draw:id="id4" draw:layer="layout" svg:width="3.9cm" svg:height="0.962cm" svg:x="3.4cm" svg:y="9.5cm">
          <draw:text-box>
            <text:p>View “live”</text:p>
          </draw:text-box>
        </draw:frame>
        <draw:frame draw:style-name="gr7" draw:text-style-name="P5" draw:layer="layout" svg:width="3.9cm" svg:height="0.962cm" svg:x="3.4cm" svg:y="10.4cm">
          <draw:text-box>
            <text:p>live.html</text:p>
          </draw:text-box>
        </draw:frame>
        <draw:custom-shape draw:style-name="gr5" draw:text-style-name="P3" draw:layer="layout" svg:width="2cm" svg:height="1.2cm" svg:x="13.8cm" svg:y="12.3cm">
          <text:p text:style-name="P1">N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cm" svg:height="1.2cm" svg:x="13.8cm" svg:y="13.901cm">
          <text:p text:style-name="P1">Del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4cm" svg:height="3.7cm" svg:x="13.6cm" svg:y="11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1.2cm" svg:x="4.35cm" svg:y="12.2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cm" svg:height="1.2cm" svg:x="4.35cm" svg:y="13.801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xml:id="id5" draw:id="id5" draw:layer="layout" svg:width="3.9cm" svg:height="0.962cm" svg:x="12.85cm" svg:y="9.5cm">
          <draw:text-box>
            <text:p>View “vod”</text:p>
          </draw:text-box>
        </draw:frame>
        <draw:frame draw:style-name="gr7" draw:text-style-name="P5" draw:layer="layout" svg:width="3.9cm" svg:height="0.962cm" svg:x="12.85cm" svg:y="10.4cm">
          <draw:text-box>
            <text:p>vod.html</text:p>
          </draw:text-box>
        </draw:frame>
        <draw:custom-shape draw:style-name="gr9" draw:text-style-name="P7" draw:layer="layout" svg:width="11.6cm" svg:height="1.219cm" svg:x="3.9cm" svg:y="1.381cm">
          <text:p text:style-name="P6"><text:span text:style-name="T1">Customer Control Panel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onnector draw:style-name="gr4" draw:text-style-name="P2" draw:layer="layout" draw:type="line" svg:x1="5.35cm" svg:y1="8.3cm" svg:x2="5.35cm" svg:y2="9.5cm" draw:start-shape="id2" draw:start-glue-point="2" draw:end-shape="id4" draw:end-glue-point="0" svg:d="M5350 8300v1200" svg:viewBox="0 0 1 1201">
          <text:p/>
        </draw:connector>
        <draw:connector draw:style-name="gr4" draw:text-style-name="P2" draw:layer="layout" draw:type="line" svg:x1="14.8cm" svg:y1="8.5cm" svg:x2="14.8cm" svg:y2="9.5cm" draw:start-shape="id3" draw:start-glue-point="2" draw:end-shape="id5" draw:end-glue-point="0" svg:d="M14800 8500v1000" svg:viewBox="0 0 1 1001">
          <text:p/>
        </draw:connector>
      </draw:page>
      <draw:page draw:name="page2" draw:style-name="dp1" draw:master-page-name="Default">
        <draw:custom-shape draw:style-name="gr1" draw:text-style-name="P1" xml:id="id6" draw:id="id6" draw:layer="layout" svg:width="3.6cm" svg:height="1.4cm" svg:x="7.701cm" svg:y="4.294cm">
          <text:p text:style-name="P1">VD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5.1cm" svg:height="1cm" svg:x="3.2cm" svg:y="7.294cm">
          <text:p text:style-name="P1">L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8" draw:id="id8" draw:layer="layout" svg:width="5cm" svg:height="1.2cm" svg:x="12.725cm" svg:y="7.294cm">
          <text:p text:style-name="P1">On Dema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9.501cm" svg:y1="5.694cm" svg:x2="5.75cm" svg:y2="7.294cm" draw:start-shape="id6" draw:start-glue-point="2" draw:end-shape="id7" draw:end-glue-point="0" svg:d="M9501 5694l-3751 1600" svg:viewBox="0 0 3752 1601">
          <text:p/>
        </draw:connector>
        <draw:connector draw:style-name="gr4" draw:text-style-name="P2" draw:layer="layout" draw:type="line" svg:x1="9.501cm" svg:y1="5.694cm" svg:x2="15.225cm" svg:y2="7.294cm" draw:start-shape="id6" draw:start-glue-point="2" draw:end-shape="id8" draw:end-glue-point="0" svg:d="M9501 5694l5724 1600" svg:viewBox="0 0 5725 1601">
          <text:p/>
        </draw:connector>
        <draw:custom-shape draw:style-name="gr5" draw:text-style-name="P3" draw:layer="layout" svg:width="2cm" svg:height="1.2cm" svg:x="4.75cm" svg:y="12.194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cm" svg:height="1.2cm" svg:x="4.75cm" svg:y="13.795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.5cm" svg:height="3.7cm" svg:x="4.5cm" svg:y="11.694cm">
          <text:p/>
          <draw:enhanced-geometry svg:viewBox="0 0 21600 21600" draw:type="rectangle" draw:enhanced-path="M 0 0 L 21600 0 21600 21600 0 21600 0 0 Z N"/>
        </draw:custom-shape>
        <draw:frame draw:style-name="gr10" draw:text-style-name="P5" xml:id="id9" draw:id="id9" draw:layer="layout" svg:width="4.999cm" svg:height="0.962cm" svg:x="3.251cm" svg:y="9.494cm">
          <draw:text-box>
            <text:p>View “live_prov”</text:p>
          </draw:text-box>
        </draw:frame>
        <draw:frame draw:style-name="gr11" draw:text-style-name="P5" draw:layer="layout" svg:width="5.299cm" svg:height="1.673cm" svg:x="3.101cm" svg:y="10.394cm">
          <draw:text-box>
            <text:p>live_prov.html</text:p>
          </draw:text-box>
        </draw:frame>
        <draw:custom-shape draw:style-name="gr5" draw:text-style-name="P3" draw:layer="layout" svg:width="2cm" svg:height="1.2cm" svg:x="4.75cm" svg:y="12.194cm">
          <text:p text:style-name="P1">N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cm" svg:height="1.2cm" svg:x="4.75cm" svg:y="13.795cm">
          <text:p text:style-name="P1">Del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" xml:id="id10" draw:id="id10" draw:layer="layout" svg:width="5.249cm" svg:height="0.962cm" svg:x="12.601cm" svg:y="9.494cm">
          <draw:text-box>
            <text:p>View “vod_prov”</text:p>
          </draw:text-box>
        </draw:frame>
        <draw:frame draw:style-name="gr10" draw:text-style-name="P5" draw:layer="layout" svg:width="5.249cm" svg:height="0.962cm" svg:x="12.601cm" svg:y="10.738cm">
          <draw:text-box>
            <text:p>vod_prov.html</text:p>
          </draw:text-box>
        </draw:frame>
        <draw:custom-shape draw:style-name="gr9" draw:text-style-name="P7" draw:layer="layout" svg:width="11.6cm" svg:height="1.219cm" svg:x="3.901cm" svg:y="1.375cm">
          <text:p text:style-name="P6"><text:span text:style-name="T1">Provider Control Panel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onnector draw:style-name="gr4" draw:text-style-name="P2" draw:layer="layout" draw:type="line" svg:x1="5.75cm" svg:y1="8.294cm" svg:x2="5.75cm" svg:y2="9.494cm" draw:start-shape="id7" draw:start-glue-point="2" draw:end-shape="id9" draw:end-glue-point="0" svg:d="M5750 8294v1200" svg:viewBox="0 0 1 1201">
          <text:p/>
        </draw:connector>
        <draw:connector draw:style-name="gr4" draw:text-style-name="P2" draw:layer="layout" draw:type="line" svg:x1="15.225cm" svg:y1="8.494cm" svg:x2="15.225cm" svg:y2="9.494cm" draw:start-shape="id8" draw:start-glue-point="2" draw:end-shape="id10" draw:end-glue-point="0" svg:d="M15225 8494v1000" svg:viewBox="0 0 1 1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5T09:33:22.578730505</meta:creation-date>
    <dc:date>2016-06-15T10:18:06.703821712</dc:date>
    <meta:editing-duration>PT14M13S</meta:editing-duration>
    <meta:editing-cycles>1</meta:editing-cycles>
    <meta:document-statistic meta:object-count="37"/>
    <meta:generator>LibreOffice/5.0.4.2$Linux_X86_64 LibreOffice_project/00m0$Build-2</meta:generator>
  </office:meta>
</office:document-meta>
</file>